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tyle="italic" style:font-style-asian="italic" style:font-style-complex="italic"/>
    </style:style>
    <style:style style:name="P3" style:family="paragraph" style:parent-style-name="Standard">
      <style:text-properties fo:font-style="normal" style:font-style-asian="normal" style:font-style-complex="normal"/>
    </style:style>
    <style:style style:name="P4" style:family="paragraph" style:parent-style-name="Standard" style:list-style-name="L1"/>
    <style:style style:name="P5" style:family="paragraph" style:parent-style-name="Standard">
      <style:text-properties officeooo:rsid="001358e4" officeooo:paragraph-rsid="001358e4"/>
    </style:style>
    <style:style style:name="P6" style:family="paragraph" style:parent-style-name="Standard">
      <style:text-properties officeooo:rsid="0015210c" officeooo:paragraph-rsid="0015210c"/>
    </style:style>
    <style:style style:name="P7" style:family="paragraph" style:parent-style-name="Standard">
      <style:text-properties style:use-window-font-color="true" officeooo:rsid="0015210c" officeooo:paragraph-rsid="0015210c"/>
    </style:style>
    <style:style style:name="P8" style:family="paragraph" style:parent-style-name="Standard">
      <style:text-properties officeooo:rsid="0015768f" officeooo:paragraph-rsid="0015768f"/>
    </style:style>
    <style:style style:name="P9" style:family="paragraph" style:parent-style-name="Standard">
      <style:text-properties officeooo:rsid="00171218" officeooo:paragraph-rsid="00171218"/>
    </style:style>
    <style:style style:name="P10" style:family="paragraph" style:parent-style-name="Standard">
      <style:text-properties officeooo:rsid="001a0727" officeooo:paragraph-rsid="001a0727"/>
    </style:style>
    <style:style style:name="P11" style:family="paragraph" style:parent-style-name="Standard">
      <style:text-properties officeooo:rsid="001c6118" officeooo:paragraph-rsid="001c6118"/>
    </style:style>
    <style:style style:name="P12" style:family="paragraph" style:parent-style-name="Standard">
      <style:text-properties officeooo:rsid="001e2422" officeooo:paragraph-rsid="001e2422"/>
    </style:style>
    <style:style style:name="P13" style:family="paragraph" style:parent-style-name="Standard">
      <style:text-properties officeooo:rsid="00208d5f" officeooo:paragraph-rsid="00208d5f"/>
    </style:style>
    <style:style style:name="P14" style:family="paragraph" style:parent-style-name="Standard">
      <style:text-properties officeooo:rsid="00208d5f" officeooo:paragraph-rsid="00226923"/>
    </style:style>
    <style:style style:name="P15" style:family="paragraph" style:parent-style-name="Standard">
      <style:text-properties officeooo:rsid="00226923" officeooo:paragraph-rsid="00226923"/>
    </style:style>
    <style:style style:name="P16" style:family="paragraph" style:parent-style-name="Standard">
      <style:text-properties officeooo:rsid="0023d7a2" officeooo:paragraph-rsid="0023d7a2"/>
    </style:style>
    <style:style style:name="P17" style:family="paragraph" style:parent-style-name="Standard">
      <style:text-properties officeooo:rsid="0024ae2e" officeooo:paragraph-rsid="0024ae2e"/>
    </style:style>
    <style:style style:name="P18" style:family="paragraph" style:parent-style-name="Standard">
      <style:text-properties officeooo:rsid="0024ae2e" officeooo:paragraph-rsid="0025d731"/>
    </style:style>
    <style:style style:name="P19" style:family="paragraph" style:parent-style-name="Standard">
      <style:text-properties officeooo:rsid="0024ae2e" officeooo:paragraph-rsid="0026e52e"/>
    </style:style>
    <style:style style:name="P20" style:family="paragraph" style:parent-style-name="Standard">
      <style:text-properties officeooo:rsid="0025ca91" officeooo:paragraph-rsid="0025ca91"/>
    </style:style>
    <style:style style:name="P21" style:family="paragraph" style:parent-style-name="Standard">
      <style:text-properties officeooo:rsid="0025d731" officeooo:paragraph-rsid="0025d731"/>
    </style:style>
    <style:style style:name="P22" style:family="paragraph" style:parent-style-name="Standard">
      <style:text-properties officeooo:rsid="00295643" officeooo:paragraph-rsid="00295643"/>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italic" style:font-style-asian="italic" style:font-style-complex="italic"/>
    </style:style>
    <style:style style:name="T4" style:family="text">
      <style:text-properties fo:color="#c5000b"/>
    </style:style>
    <style:style style:name="T5" style:family="text">
      <style:text-properties officeooo:rsid="0015768f"/>
    </style:style>
    <style:style style:name="T6" style:family="text">
      <style:text-properties officeooo:rsid="0018a70e"/>
    </style:style>
    <style:style style:name="T7" style:family="text">
      <style:text-properties officeooo:rsid="001b13b5"/>
    </style:style>
    <style:style style:name="T8" style:family="text">
      <style:text-properties officeooo:rsid="0023d7a2"/>
    </style:style>
    <style:style style:name="T9" style:family="text">
      <style:text-properties officeooo:rsid="0025d731"/>
    </style:style>
    <style:style style:name="T10" style:family="text">
      <style:text-properties officeooo:rsid="0028cb53"/>
    </style:style>
    <style:style style:name="T11" style:family="text">
      <style:text-properties officeooo:rsid="00295643"/>
    </style:style>
    <style:style style:name="T12" style:family="text">
      <style:text-properties officeooo:rsid="00298ea1"/>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apitulo 1 Conociendo el hormigueros</text:p>
      <text:p text:style-name="Standard"/>
      <text:p text:style-name="Standard">ESCENA 1</text:p>
      <text:p text:style-name="Standard">Bienviende al ….</text:p>
      <text:p text:style-name="Standard"/>
      <text:p text:style-name="Standard">Presta mucha antencion a los dialogos, alli descubriras los objetivos, y pistas sobre como alcanzarlos, ten presente que si quieres repetir un mensaje basta con que teclees R y si quieres ver las opciones que tienes, oprime O</text:p>
      <text:p text:style-name="Standard"/>
      <text:p text:style-name="P1">Opciones</text:p>
      <text:p text:style-name="Standard">R: repite</text:p>
      <text:p text:style-name="Standard">I: inicia el juego <text:s text:c="4"/></text:p>
      <text:p text:style-name="Standard"/>
      <text:p text:style-name="Standard">ESCENA 2</text:p>
      <text:p text:style-name="P1">I:incia el juego #0 </text:p>
      <text:p text:style-name="Standard">Es una mañana calida y en el hormiguero ya empiezan las tareas, hormigas entran y salen, cada una ocupada en sus quehaceres, sin pensar ni poner objeciones a lo que han hecho dia tras dia durante su vida.... </text:p>
      <text:p text:style-name="Standard"/>
      <text:p text:style-name="Standard">una hormiga exploradora ha venido al exterior del hormiguero, aquí empieza su dia, a su lado esta Ofni, una hormiga con mucho que decir y Al rededor del hormiguero hay hojas y granos de azucar.</text:p>
      <text:p text:style-name="Standard"/>
      <text:p text:style-name="P1">Opciones</text:p>
      <text:p text:style-name="Standard">R: repite mensaje #0</text:p>
      <text:p text:style-name="Standard">1: hablar con Ofni #0</text:p>
      <text:p text:style-name="Standard">2: explorar cerca del azucar: el azucar es muy rico #0</text:p>
      <text:p text:style-name="Standard">3. explorar cerca de las hojas: no puedo cargarla #0</text:p>
      <text:p text:style-name="Standard"><text:s/></text:p>
      <text:p text:style-name="P1">1: hablar con Ofni #0</text:p>
      <text:p text:style-name="Standard">hola exploradora, te has dado cuenta que cosas extrañas han estado pasando en el homiguiero? </text:p>
      <text:p text:style-name="Standard">Es raro que haya granitos de azucar alli? Asi que si decides cargar alguno lo podrias hacer. Y mira la cantidad de hojas que se han acumulado? Si quisieras cargarlas tendrias que usar algo lograrlo.</text:p>
      <text:p text:style-name="Standard"/>
      <text:p text:style-name="Standard"><text:tab/><text:span text:style-name="T1">Opciones</text:span></text:p>
      <text:p text:style-name="Standard"><text:span text:style-name="T1"><text:tab/></text:span><text:span text:style-name="T2">R: repite mensaje #1</text:span></text:p>
      <text:p text:style-name="Standard"><text:tab/>1 explorar cerca del azucar: ok me llevo un trozo de azucar para el camino #1</text:p>
      <text:p text:style-name="Standard"><text:tab/><text:tab/>R: repite el mensaje #1</text:p>
      <text:p text:style-name="Standard"><text:tab/><text:tab/>1: explorar cerca del azucar: me llevo algo de este azucar, creo que no puedo cargar <text:tab/><text:tab/><text:tab/><text:tab/><text:tab/><text:tab/><text:tab/>mas #2</text:p>
      <text:p text:style-name="Standard"><text:tab/><text:tab/>2. explorar cerca de las hojas: no puedo cargarla #1</text:p>
      <text:p text:style-name="Standard"><text:tab/><text:tab/>3. entrar al homiguero #1 : es buen momento para entrar al hormiguero, pero antes explorare un poco mas</text:p>
      <text:p text:style-name="Standard"><text:tab/>2. explorar cerca de las hojas: no puedo cargarla #1</text:p>
      <text:list xml:id="list5997698539584389097" text:style-name="L1">
        <text:list-item>
          <text:list>
            <text:list-item>
              <text:list>
                <text:list-item>
                  <text:p text:style-name="P4">entrar al homiguero #1</text:p>
                </text:list-item>
              </text:list>
            </text:list-item>
          </text:list>
        </text:list-item>
      </text:list>
      <text:p text:style-name="Standard"/>
      <text:p text:style-name="Standard"/>
      <text:p text:style-name="Standard">azucar: con este grano de azucar, creo que no puedo cargar mas</text:p>
      <text:p text:style-name="Standard"/>
      <text:p text:style-name="Standard"/>
      <text:p text:style-name="Standard"><text:soft-page-break/></text:p>
      <text:p text:style-name="Standard">3. entrar al homiguero #1</text:p>
      <text:p text:style-name="Standard">Woow no importa cuantas veces empiece este recorrido, siempre me emociona ingresar a los tuneles, estan tan bien hechos, <text:s/>definitivamente una obra maestra de ingenieria hormiguense</text:p>
      <text:p text:style-name="Standard"/>
      <text:p text:style-name="Standard"><text:span text:style-name="T3">sonidos</text:span>: pasos de hormiguita</text:p>
      <text:p text:style-name="Standard"/>
      <text:p text:style-name="Standard">el camino se divide en 3, por cual continuo? mmm dejame pensarlo</text:p>
      <text:p text:style-name="Standard"/>
      <text:p text:style-name="P1">Opciones</text:p>
      <text:p text:style-name="Standard">R: repetir mensaje #2</text:p>
      <text:p text:style-name="Standard">1: ir a la zona de cuidado de afidos #3</text:p>
      <text:p text:style-name="Standard">2: seguir derecho hacia la plaza central #2</text:p>
      <text:p text:style-name="Standard">3: ir a la zona de cultivo de hongo #2</text:p>
      <text:p text:style-name="Standard"/>
      <text:p text:style-name="Standard">4. regresar a la entrada #0</text:p>
      <text:p text:style-name="Standard"/>
      <text:p text:style-name="Standard">1: ir a la zona de cuidado de afidos #3 </text:p>
      <text:p text:style-name="P3">la zona de cuidado de afidos suena bien</text:p>
      <text:p text:style-name="P2">sonido: pasos de hormiguita</text:p>
      <text:p text:style-name="Standard">este tunel no es muy largo, creo que voy llegando, ya veo al guardia que se encuentra custodiando la entrada.</text:p>
      <text:p text:style-name="Standard"/>
      <text:p text:style-name="Standard">Guardia: hola exploradora, soy elguardia de la puerta de los afidos, nadie puede entrar sin la insignia que autorice la entrada... pero mmmm tengo tanta hambre, si me pudieras dar algo de comer, tal vez haria una excepcion.</text:p>
      <text:p text:style-name="Standard"/>
      <text:p text:style-name="Standard">2creo que ir a la plaza con un pedazo de azucar, puede que no sea la mejor idea</text:p>
      <text:p text:style-name="P5">3en el cultivo de hongo hay un guardia mal humorado, en un rato voy...</text:p>
      <text:p text:style-name="Standard"/>
      <text:p text:style-name="Standard"/>
      <text:p text:style-name="Standard">Opciones <text:span text:style-name="T4">(y trae el azucar)</text:span></text:p>
      <text:p text:style-name="Standard">R: repetir el mensaje #3</text:p>
      <text:p text:style-name="Standard">1: darle el azucar al guardia #4</text:p>
      <text:p text:style-name="Standard">2: dar la vuelta y volver a la division de caminos #3: <text:span text:style-name="T6">podria regresar, pero creo que es buena idea ir a aprender algo de los afidos</text:span></text:p>
      <text:p text:style-name="Standard"/>
      <text:p text:style-name="P7">1:darle azucar al guardia</text:p>
      <text:p text:style-name="P6">la verdad si quiero entrar a la zona de afidos, asi que toma este trocito de azucar que venia guardando, disfrutalo mientras yo exploro un poco el lugar... </text:p>
      <text:p text:style-name="P6"/>
      <text:p text:style-name="P8">Opciones </text:p>
      <text:p text:style-name="P9">R: repetir el emnsaje</text:p>
      <text:p text:style-name="P8">1: explorar la zona </text:p>
      <text:p text:style-name="P8">2: hablar con la hormiga cuidadora</text:p>
      <text:p text:style-name="P8"/>
      <text:p text:style-name="P8"/>
      <text:p text:style-name="P8"/>
      <text:p text:style-name="P8"/>
      <text:p text:style-name="P11"><text:soft-page-break/>1: explorar la zona</text:p>
      <text:p text:style-name="P11">wooww es sorprendente la cantidad de huevos de afidos que hay en esta zona, definitivamente cuando eclosionen daran mucho alimento a las hormigas... pero vaya creo que algunos afidos ya han salido de sus huevos, pero donde estaran? </text:p>
      <text:p text:style-name="P11"/>
      <text:p text:style-name="P10">2:<text:span text:style-name="T5">hablar con la hormiga cuidadora</text:span></text:p>
      <text:p text:style-name="P10">aaaa los afidos, animalitos interesantes, son mejor conocidos como pulgones o piojos de las plantas, por que una vez que se adhieren a una empiezan a chupar su savia para almientarse, <text:span text:style-name="T7">de esto nos dimos cuenta hace tiempo las hormigas y aprovechamos su comportamiento para obtener la melaza que excretan y de alli sacar grandes cantidaes de azucar</text:span></text:p>
      <text:p text:style-name="Standard"/>
      <text:p text:style-name="P12">sabes una cosa exploradora? Algunos afidos inquietos han logrado salir de esta zona de cuidado, deben andar por el hormiguero, seria de gran ayuda que me ayudaras a traerlos, son solo 5 si los traes te recompensare, lo prometo</text:p>
      <text:p text:style-name="P12"/>
      <text:p text:style-name="P13">Opciones</text:p>
      <text:p text:style-name="P13">R: Repetir mensaje</text:p>
      <text:p text:style-name="P13">1: volver a la division de caminos</text:p>
      <text:p text:style-name="P13"/>
      <text:p text:style-name="P14">1: volver a la division de caminos</text:p>
      <text:p text:style-name="P15">estare muy pendiente si veo algun afido, por ahora regreso al cruce de los caminos.</text:p>
      <text:p text:style-name="P15">-<text:span text:style-name="T8">musica de hormiguero</text:span></text:p>
      <text:p text:style-name="P15"/>
      <text:p text:style-name="P16">Opciones</text:p>
      <text:p text:style-name="P16">R:repetir el mensaje</text:p>
      <text:p text:style-name="P16">1: <text:s/>ir a la zona de cultivo de hongo</text:p>
      <text:p text:style-name="P16">2: ir a la entrada</text:p>
      <text:p text:style-name="P16"/>
      <text:p text:style-name="P16">1: <text:s/>ir a la zona de cultivo de hongo</text:p>
      <text:p text:style-name="P16">si voy a al zona de cultivo, seguro el guardia mal humorado me hablara mal, sera que con un poco de azucar se pondra de mejor humor?</text:p>
      <text:p text:style-name="P16"/>
      <text:p text:style-name="P16">2: ir a la entrada</text:p>
      <text:p text:style-name="P16">ire a la entrada, seguro tomar un poco de aire fresco me ayudara a pensar. </text:p>
      <text:p text:style-name="P16"/>
      <text:p text:style-name="P17">Opciones</text:p>
      <text:p text:style-name="P21">R: repetir mensaje</text:p>
      <text:p text:style-name="P19"><text:span text:style-name="T9">1</text:span>: <text:s/>explorar cerca del azucar: <text:s/>me llevo algo de este azucar, creo que no puedo cargar mas <text:span text:style-name="T11">(°_°)</text:span></text:p>
      <text:p text:style-name="P18"><text:span text:style-name="T9">2</text:span>: <text:s/>explorar cerca de las hojas: <text:s/>no puedo cargarla</text:p>
      <text:p text:style-name="P18"><text:span text:style-name="T9">3</text:span>: hablar con Ofni: <text:span text:style-name="T10">oye exploradora, ten presente que aveces el azucar sirve como una llave que te abrira varias puertas</text:span></text:p>
      <text:p text:style-name="P20">4: entrar al hormiguero : es buen momento para entrar al hormiguero, pero antes explorare un poco mas</text:p>
      <text:p text:style-name="P20"/>
      <text:p text:style-name="P22">Opciones</text:p>
      <text:p text:style-name="P22">R:repetir mensaje</text:p>
      <text:p text:style-name="P22">1 hablar con Ofni: <text:span text:style-name="T10">oye exploradora, ten presente que aveces el azucar sirve como una llave que te abrira varias puertas</text:span></text:p>
      <text:p text:style-name="P22">2: <text:span text:style-name="T12">entrar al hommiguero</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08-04T15:31:51.33</meta:creation-date>
    <dc:date>2021-08-06T21:36:08.978562255</dc:date>
    <meta:editing-duration>P1DT13H26M29S</meta:editing-duration>
    <meta:editing-cycles>20</meta:editing-cycles>
    <meta:generator>LibreOffice/4.2.8.2$Linux_X86_64 LibreOffice_project/420m0$Build-2</meta:generator>
    <meta:document-statistic meta:table-count="0" meta:image-count="0" meta:object-count="0" meta:page-count="3" meta:paragraph-count="86" meta:word-count="961" meta:character-count="5251" meta:non-whitespace-character-count="4335"/>
  </office:meta>
</office:document-meta>
</file>